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3d:vertical-segments="24" dr3d:close-front="true" dr3d:close-back="true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052cm" svg:height="1.894cm" svg:x="9.616cm" svg:y="5.329cm" dr3d:transform="matrix (-0.999847695156391 0.0174524064372834 0 0.0163998975440757 0.939549501048485 -0.342020143325049 -0.0059690745510467 -0.34196805200060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1 0 0 0 1 0 0 0 1 -1.89924580748644cm -8.72809092038272cm 3.1767652969819cm)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3" draw:text-style-name="P2" draw:layer="layout" svg:width="4.826cm" svg:height="1.397cm" svg:x="8.112cm" svg:y="3.286cm">
          <text:p text:style-name="P1"><text:span text:style-name="T1">HTTP Client</text:span></text:p>
          <text:p text:style-name="P1"><text:span text:style-name="T1">(Scratch, etc.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939cm" svg:height="0.962cm" svg:x="7.985cm" svg:y="1.816cm">
          <draw:text-box>
            <text:p>Command Flow</text:p>
          </draw:text-box>
        </draw:frame>
        <draw:frame draw:style-name="gr5" draw:text-style-name="P4" draw:layer="layout" svg:width="3.626cm" svg:height="0.806cm" svg:x="11.795cm" svg:y="6.08cm">
          <draw:text-box>
            <text:p><text:span text:style-name="T1">HTTP Bri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2T09:01:50.025927759</meta:creation-date>
    <dc:date>2016-01-06T08:18:57.026397708</dc:date>
    <meta:editing-duration>PT12M12S</meta:editing-duration>
    <meta:editing-cycles>2</meta:editing-cycles>
    <meta:generator>LibreOffice/5.0.2.2$Linux_X86_64 LibreOffice_project/00m0$Build-2</meta:generator>
    <meta:document-statistic meta:object-count="5"/>
  </office:meta>
</office:document-meta>
</file>